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fe6" officeooo:paragraph-rsid="0011dfe6"/>
    </style:style>
    <style:style style:name="P2" style:family="paragraph" style:parent-style-name="Standard">
      <style:text-properties officeooo:rsid="00131c00" officeooo:paragraph-rsid="00131c00"/>
    </style:style>
    <style:style style:name="P3" style:family="paragraph" style:parent-style-name="Standard">
      <style:text-properties officeooo:rsid="001536a4" officeooo:paragraph-rsid="001536a4"/>
    </style:style>
    <style:style style:name="P4" style:family="paragraph" style:parent-style-name="Standard">
      <style:text-properties officeooo:paragraph-rsid="001536a4"/>
    </style:style>
    <style:style style:name="P5" style:family="paragraph" style:parent-style-name="Standard">
      <style:text-properties officeooo:rsid="00159337" officeooo:paragraph-rsid="00159337"/>
    </style:style>
    <style:style style:name="P6" style:family="paragraph" style:parent-style-name="Standard">
      <style:text-properties officeooo:rsid="001636af" officeooo:paragraph-rsid="001636af"/>
    </style:style>
    <style:style style:name="P7" style:family="paragraph" style:parent-style-name="Standard">
      <style:text-properties officeooo:rsid="0016cf71" officeooo:paragraph-rsid="0016cf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6a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* notions of probability:</text:p>
      <text:p text:style-name="P1"/>
      <text:p text:style-name="P1">→ notação matemática para Machine Learning:</text:p>
      <text:p text:style-name="P2">números e arrays:</text:p>
      <text:p text:style-name="P2">a – valor escalar (inteiro ou real)</text:p>
      <text:p text:style-name="P2">A – geralmente é um valor escalar constante</text:p>
      <text:p text:style-name="P2">a (em negrito) – é um vetor</text:p>
      <text:p text:style-name="P2">A (negrito) – uma matriz</text:p>
      <text:p text:style-name="P2">I (em negrito) – matriz identidade</text:p>
      <text:p text:style-name="P2">diag(a em negrito) – uma matriz diagonal em que a diagonal principal é o vetor a (em negrito aqui)</text:p>
      <text:p text:style-name="P2"/>
      <text:p text:style-name="P2">índices:</text:p>
      <text:p text:style-name="P2">ai – elemento i do vetor a com indexação partindo de 1</text:p>
      <text:p text:style-name="P2">a-i – todos os elementos do vetor menos o indice I</text:p>
      <text:p text:style-name="P2">Ai,j – elemento (i,j) da matriz A (é em negrito)</text:p>
      <text:p text:style-name="P2">Ai,: - linha da matriz A (aqui é em negrito)</text:p>
      <text:p text:style-name="P2">A:,j - <text:s/>coluna da matriz A (aqui é em negrito) <text:s/></text:p>
      <text:p text:style-name="P1"/>
      <text:p text:style-name="P2">Álgebra Linear:</text:p>
      <text:p text:style-name="P2"/>
      <text:p text:style-name="P2">AT – matriz transposta de A (aqui é em negrito)</text:p>
      <text:p text:style-name="P2"/>
      <text:p text:style-name="P3"><text:span text:style-name="T1">A circulo com ponto dentro B – é uma multiplicação ponto a ponto de A e B</text:span></text:p>
      <text:p text:style-name="P3"><text:span text:style-name="T1">det(A) – determinante de A</text:span></text:p>
      <text:p text:style-name="P3"><text:span text:style-name="T1">Tr(A) – soma de todos os valores da diagonal – valor escalr</text:span></text:p>
      <text:p text:style-name="P3"><text:span text:style-name="T1"/></text:p>
      <text:p text:style-name="P3"><text:span text:style-name="T1">Sets: </text:span></text:p>
      <text:p text:style-name="P3"><text:span text:style-name="T1">A com letra de convite de casamento ou A com tracejado de tipo de desenho é um conjunto </text:span></text:p>
      <text:p text:style-name="P3"><text:span text:style-name="T1">R em letra de tipo tracejado de desenho – o conjunto de números reais</text:span></text:p>
      <text:p text:style-name="P3"><text:span text:style-name="T1">{0,1} – conjunto discreto contendo 0 e 1</text:span></text:p>
      <text:p text:style-name="P3"><text:span text:style-name="T1">[a,b] – um intervalo inclusivo a e b (a&lt;x_&lt;b) – intervalo real</text:span></text:p>
      <text:p text:style-name="P3"><text:span text:style-name="T1">(a, b] – um intervalo real excluindo a e incluindo b (a&lt;x_&lt;b)</text:span></text:p>
      <text:p text:style-name="P3"><text:span text:style-name="T1">A com letra de convite de casamento ou A com tracejado de tipo de desenho \ B com letra de convite de casamento ou A com tracejado de tipo de desenho – é uma subtração de conjuntos</text:span></text:p>
      <text:p text:style-name="P4"><text:span text:style-name="T2">A com letra de convite de casamento ou A com tracejado de tipo de desenho símbolo de união B com letra de convite de casamento ou A com tracejado de tipo de desenho – é uma união de conjuntos</text:span></text:p>
      <text:p text:style-name="P4"><text:span text:style-name="T2">A com letra de convite de casamento ou A com tracejado de tipo de desenho símbolo de interseção B com letra de convite de casamento ou A com tracejado de tipo de desenho – é uma interseção de conjuntos</text:span></text:p>
      <text:p text:style-name="P4"><text:span text:style-name="T2"/></text:p>
      <text:p text:style-name="P3"><text:span text:style-name="T1">Functions:</text:span></text:p>
      <text:p text:style-name="P5"><text:span text:style-name="T1">copia depois</text:span></text:p>
      <text:p text:style-name="P5"><text:span text:style-name="T1"/></text:p>
      <text:p text:style-name="P5"><text:span text:style-name="T1">Probability:</text:span></text:p>
      <text:p text:style-name="P5"><text:soft-page-break/><text:span text:style-name="T1">descrição quantitivativa de determinado fenômeno, onde tem uma saída incerta.</text:span></text:p>
      <text:p text:style-name="P5"><text:span text:style-name="T1"/></text:p>
      <text:p text:style-name="P6"><text:span text:style-name="T1">Tipos de fenômenos: deterministico ou aleatório</text:span></text:p>
      <text:p text:style-name="P6"><text:span text:style-name="T1">determinístico – é um fenoômeno ou experimento em que dadas as mesams condições iniciais, se eu repeti-lo, eu vou ter a mesma saída anterior</text:span></text:p>
      <text:p text:style-name="P6"><text:span text:style-name="T1"/></text:p>
      <text:p text:style-name="P6"><text:span text:style-name="T1">aleatório – mesmo tendo as mesmas condições inciais, eu n consigo prever o que vai acontecer. Ele pode ter um resultado inesperado. Exemplo: lançamento de uma moeda é um fenômeno aleatório. Você tem como dizer suas crenças, mas baseadas em probabilidade.</text:span></text:p>
      <text:p text:style-name="P6"><text:span text:style-name="T1"/></text:p>
      <text:p text:style-name="P6"><text:span text:style-name="T1">Como eu posso prever o resultado de um evento aleatório? Não posso, então o ideal seria criar um modelo que prevê a probabildade de alguns eventos ocorrerem realcionaod ao fenômeno</text:span></text:p>
      <text:p text:style-name="P6"><text:span text:style-name="T1"/></text:p>
      <text:p text:style-name="P6"><text:span text:style-name="T1">como faço isso?</text:span></text:p>
      <text:p text:style-name="P6"><text:span text:style-name="T1">1. descrever os possíveis resultados do fenômeno;</text:span></text:p>
      <text:p text:style-name="P6"><text:span text:style-name="T1">2. descrever suas crenças sobre os diferentes resultados possíveis</text:span></text:p>
      <text:p text:style-name="P6"><text:span text:style-name="T1"/></text:p>
      <text:p text:style-name="P6"><text:span text:style-name="T1"/></text:p>
      <text:p text:style-name="P7"><text:span text:style-name="T1">continuar em 22 minutos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23:21.427010103</meta:creation-date>
    <dc:date>2021-11-14T21:54:41.482387800</dc:date>
    <meta:editing-duration>PT1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459" meta:character-count="2604" meta:non-whitespace-character-count="2157"/>
  </office:meta>
</office:document-meta>
</file>